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indent="0.741cm" style:auto-text-indent="false"/>
    </style:style>
    <style:style style:name="P2" style:family="paragraph" style:parent-style-name="Standard">
      <style:paragraph-properties fo:line-height="150%" fo:text-indent="0.741cm" style:auto-text-indent="false"/>
      <style:text-properties officeooo:rsid="0034fad4" officeooo:paragraph-rsid="0034fad4"/>
    </style:style>
    <style:style style:name="P3" style:family="paragraph" style:parent-style-name="Standard">
      <style:paragraph-properties fo:line-height="150%" fo:text-indent="0.741cm" style:auto-text-indent="false"/>
      <style:text-properties officeooo:rsid="006ddf1c" officeooo:paragraph-rsid="006ddf1c"/>
    </style:style>
    <style:style style:name="P4" style:family="paragraph" style:parent-style-name="Standard">
      <style:paragraph-properties fo:line-height="150%" fo:text-indent="0.741cm" style:auto-text-indent="false"/>
      <style:text-properties officeooo:rsid="002ccc26" officeooo:paragraph-rsid="002ccc26"/>
    </style:style>
    <style:style style:name="P5" style:family="paragraph" style:parent-style-name="Standard">
      <style:paragraph-properties fo:line-height="150%" fo:text-indent="0.741cm" style:auto-text-indent="false"/>
      <style:text-properties officeooo:rsid="00358c3d" officeooo:paragraph-rsid="00358c3d"/>
    </style:style>
    <style:style style:name="P6" style:family="paragraph" style:parent-style-name="Standard">
      <style:paragraph-properties fo:line-height="150%" fo:text-indent="0.741cm" style:auto-text-indent="false"/>
      <style:text-properties officeooo:rsid="000aee0f" officeooo:paragraph-rsid="00102a01"/>
    </style:style>
    <style:style style:name="P7" style:family="paragraph" style:parent-style-name="Standard">
      <style:paragraph-properties fo:line-height="150%" fo:text-indent="0.741cm" style:auto-text-indent="false"/>
      <style:text-properties officeooo:rsid="0042005f" officeooo:paragraph-rsid="0042005f"/>
    </style:style>
    <style:style style:name="P8" style:family="paragraph" style:parent-style-name="Standard">
      <style:paragraph-properties fo:line-height="150%" fo:text-indent="0.741cm" style:auto-text-indent="false"/>
      <style:text-properties officeooo:rsid="00441615" officeooo:paragraph-rsid="00441615"/>
    </style:style>
    <style:style style:name="P9" style:family="paragraph" style:parent-style-name="Standard">
      <style:paragraph-properties fo:line-height="150%" fo:text-indent="0.741cm" style:auto-text-indent="false"/>
      <style:text-properties officeooo:paragraph-rsid="00102a01"/>
    </style:style>
    <style:style style:name="P10" style:family="paragraph" style:parent-style-name="Standard">
      <style:paragraph-properties fo:line-height="150%" fo:text-indent="0.741cm" style:auto-text-indent="false"/>
      <style:text-properties officeooo:rsid="00102a01" officeooo:paragraph-rsid="0011be1a"/>
    </style:style>
    <style:style style:name="P11" style:family="paragraph" style:parent-style-name="Standard">
      <style:paragraph-properties fo:line-height="150%" fo:text-indent="0.741cm" style:auto-text-indent="false"/>
      <style:text-properties officeooo:rsid="00102a01" officeooo:paragraph-rsid="00102a01"/>
    </style:style>
    <style:style style:name="P12" style:family="paragraph" style:parent-style-name="Standard">
      <style:paragraph-properties fo:line-height="150%" fo:text-indent="0.741cm" style:auto-text-indent="false"/>
      <style:text-properties officeooo:rsid="001582a6" officeooo:paragraph-rsid="001582a6"/>
    </style:style>
    <style:style style:name="P13" style:family="paragraph" style:parent-style-name="Standard">
      <style:paragraph-properties fo:line-height="150%" fo:text-indent="0.741cm" style:auto-text-indent="false"/>
      <style:text-properties officeooo:rsid="001582a6" officeooo:paragraph-rsid="00276338"/>
    </style:style>
    <style:style style:name="P14" style:family="paragraph" style:parent-style-name="Standard">
      <style:paragraph-properties fo:line-height="150%" fo:text-indent="0.741cm" style:auto-text-indent="false"/>
      <style:text-properties officeooo:paragraph-rsid="004767cd"/>
    </style:style>
    <style:style style:name="P15" style:family="paragraph" style:parent-style-name="Standard">
      <style:paragraph-properties fo:line-height="150%" fo:text-indent="0.741cm" style:auto-text-indent="false"/>
      <style:text-properties officeooo:rsid="001582a6" officeooo:paragraph-rsid="003a9a03"/>
    </style:style>
    <style:style style:name="P16" style:family="paragraph" style:parent-style-name="Standard">
      <style:paragraph-properties fo:line-height="150%" fo:text-indent="0.741cm" style:auto-text-indent="false"/>
      <style:text-properties officeooo:rsid="003dc0cb" officeooo:paragraph-rsid="003dc0cb"/>
    </style:style>
    <style:style style:name="P17" style:family="paragraph" style:parent-style-name="Standard">
      <style:paragraph-properties fo:line-height="150%" fo:text-indent="0.741cm" style:auto-text-indent="false"/>
      <style:text-properties officeooo:paragraph-rsid="003a9a03"/>
    </style:style>
    <style:style style:name="P18" style:family="paragraph" style:parent-style-name="Standard">
      <style:paragraph-properties fo:line-height="150%" fo:text-indent="0.741cm" style:auto-text-indent="false"/>
      <style:text-properties officeooo:rsid="004ea09c" officeooo:paragraph-rsid="004ea09c"/>
    </style:style>
    <style:style style:name="P19" style:family="paragraph" style:parent-style-name="Standard">
      <style:paragraph-properties fo:line-height="150%" fo:text-indent="0.741cm" style:auto-text-indent="false"/>
      <style:text-properties officeooo:rsid="004f42db" officeooo:paragraph-rsid="004f42db"/>
    </style:style>
    <style:style style:name="P20" style:family="paragraph" style:parent-style-name="Standard">
      <style:paragraph-properties fo:line-height="150%" fo:text-indent="0.741cm" style:auto-text-indent="false"/>
      <style:text-properties officeooo:rsid="00531ac1" officeooo:paragraph-rsid="00531ac1"/>
    </style:style>
    <style:style style:name="P21" style:family="paragraph" style:parent-style-name="Standard">
      <style:paragraph-properties fo:line-height="150%" fo:text-indent="0.741cm" style:auto-text-indent="false"/>
      <style:text-properties officeooo:rsid="00548b34" officeooo:paragraph-rsid="00548b34"/>
    </style:style>
    <style:style style:name="P22" style:family="paragraph" style:parent-style-name="Standard">
      <style:paragraph-properties fo:line-height="150%" fo:text-indent="0.741cm" style:auto-text-indent="false"/>
      <style:text-properties officeooo:rsid="0055e177" officeooo:paragraph-rsid="0055e177"/>
    </style:style>
    <style:style style:name="P23" style:family="paragraph" style:parent-style-name="Standard">
      <style:paragraph-properties fo:line-height="150%" fo:text-indent="0.741cm" style:auto-text-indent="false"/>
      <style:text-properties officeooo:rsid="005c83ca" officeooo:paragraph-rsid="005c83ca"/>
    </style:style>
    <style:style style:name="P24" style:family="paragraph" style:parent-style-name="Standard">
      <style:paragraph-properties fo:line-height="150%" fo:text-indent="0.741cm" style:auto-text-indent="false"/>
      <style:text-properties officeooo:rsid="00556b8e" officeooo:paragraph-rsid="00556b8e"/>
    </style:style>
    <style:style style:name="P25" style:family="paragraph" style:parent-style-name="Standard">
      <style:paragraph-properties fo:line-height="150%" fo:text-indent="0.741cm" style:auto-text-indent="false"/>
      <style:text-properties officeooo:rsid="00626194" officeooo:paragraph-rsid="00626194"/>
    </style:style>
    <style:style style:name="P26" style:family="paragraph" style:parent-style-name="Standard">
      <style:paragraph-properties fo:line-height="150%" fo:text-indent="0.741cm" style:auto-text-indent="false"/>
      <style:text-properties officeooo:rsid="00626194" officeooo:paragraph-rsid="006bf756"/>
    </style:style>
    <style:style style:name="P27" style:family="paragraph" style:parent-style-name="Standard">
      <style:paragraph-properties fo:line-height="150%" fo:text-indent="0.741cm" style:auto-text-indent="false"/>
      <style:text-properties officeooo:rsid="00672f8b" officeooo:paragraph-rsid="00672f8b"/>
    </style:style>
    <style:style style:name="P28" style:family="paragraph" style:parent-style-name="Standard">
      <style:paragraph-properties fo:line-height="150%" fo:text-indent="0.741cm" style:auto-text-indent="false"/>
      <style:text-properties officeooo:rsid="0029d084" officeooo:paragraph-rsid="0029d084"/>
    </style:style>
    <style:style style:name="T1" style:family="text">
      <style:text-properties officeooo:rsid="0012dc81"/>
    </style:style>
    <style:style style:name="T2" style:family="text">
      <style:text-properties officeooo:rsid="0034fad4"/>
    </style:style>
    <style:style style:name="T3" style:family="text">
      <style:text-properties officeooo:rsid="000aee0f"/>
    </style:style>
    <style:style style:name="T4" style:family="text">
      <style:text-properties officeooo:rsid="00413cab"/>
    </style:style>
    <style:style style:name="T5" style:family="text">
      <style:text-properties officeooo:rsid="004767cd"/>
    </style:style>
    <style:style style:name="T6" style:family="text">
      <style:text-properties officeooo:rsid="0039a44a"/>
    </style:style>
    <style:style style:name="T7" style:family="text">
      <style:text-properties officeooo:rsid="0033a87d"/>
    </style:style>
    <style:style style:name="T8" style:family="text">
      <style:text-properties officeooo:rsid="003a9a03"/>
    </style:style>
    <style:style style:name="T9" style:family="text">
      <style:text-properties officeooo:rsid="00531ac1"/>
    </style:style>
    <style:style style:name="T10" style:family="text">
      <style:text-properties officeooo:rsid="006534a1"/>
    </style:style>
    <style:style style:name="T11" style:family="text">
      <style:text-properties officeooo:rsid="002b82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妖精列车旅</text:p>
      <text:p text:style-name="P2"/>
      <text:p text:style-name="P2">〇、名词</text:p>
      <text:p text:style-name="P2">物品：可以随手移动收纳的小物品，如纸杯、刀片等。</text:p>
      <text:p text:style-name="P2">远离：通往临近服务车厢是不会遇见。</text:p>
      <text:p text:style-name="P3">综合价值：除了妖精必要的服务外的车厢服务提升的满意度，用于提高车票价格。</text:p>
      <text:p text:style-name="P1"/>
      <text:p text:style-name="P4">一、核心表达</text:p>
      <text:p text:style-name="P5">1.情感：新奇、怪诞</text:p>
      <text:p text:style-name="P5">2.体验：瑞克与莫蒂式的冒险</text:p>
      <text:p text:style-name="P1"/>
      <text:p text:style-name="P1">二、故事与流程</text:p>
      <text:p text:style-name="P6">你驾驶列车——一辆有妖精搭乘的火车。作为列车长，你可以决定列车的行驶方向、增减删改不同类型的车厢，将每一位乘客送达。期间妖精、地形会带来独特的事件需要玩家谨慎应对。如果乘客妖精不满意达到顶点则会爆发攻击玩家。或许远古的封印也会之玩家于死地。同时，不同的妖精会有不同的需求，也会产生矛盾，你需要合理管理。</text:p>
      <text:p text:style-name="P6">玩家死后，生成一个成就奖章墙。 </text:p>
      <text:p text:style-name="P7">1.死亡条件：</text:p>
      <text:p text:style-name="P7">A.经营类：</text:p>
      <text:p text:style-name="P8">a.重大损失（损失车厢、乘客过多）</text:p>
      <text:p text:style-name="P7">B.玩家失能类：</text:p>
      <text:p text:style-name="P8">a.死亡，被爆发的妖精或远古封印所杀。</text:p>
      <text:p text:style-name="P8">b.感染，感染病毒或寄生虫。</text:p>
      <text:p text:style-name="P9"/>
      <text:p text:style-name="P9">三、机制</text:p>
      <text:p text:style-name="P9">核心机制：路线规划<text:span text:style-name="T1">+资源管理（餐车出餐设置？）</text:span></text:p>
      <text:p text:style-name="P10"><text:span text:style-name="T2">1.</text:span><text:span text:style-name="T3">车厢，不同的车厢提供不同的服务，</text:span>只有在有列车服务的车站才能使用金币增减删改车厢。车厢需要管理清洁（员工或者玩家）。</text:p>
      <text:p text:style-name="P11"><text:span text:style-name="T2">2</text:span>.需求，玩家要满足妖精的需求，可以是饮食需求或者是车厢需求。如果不满达到顶点则妖精会爆发成妖怪，出发属于妖怪的突发情况。（假设不满有3次阈值，性格差的会减少？）</text:p>
      <text:p text:style-name="P11"><text:span text:style-name="T2">3</text:span>.车站，玩家只有在车站才能进口食物，只有在有列车服务的车站才能使用金币增减删改车厢。妖精会在车站下车。满足妖精车厢需求的情况下会上火车。（游戏路线：卡关型或无限型）妖精下车会支付车费（金币）（计算方式）。</text:p>
      <text:p text:style-name="P12"><text:span text:style-name="T2">4</text:span>.突发情况，妖精可能会突然爆发，造成突发情况，如进入环境，或者跳窗逃票。对列车经营有负面影响，需要玩家解决。（强制或是选择？）（机制？）</text:p>
      <text:p text:style-name="P13"><text:span text:style-name="T4">5.</text:span>附属机制：</text:p>
      <text:p text:style-name="P13">A.玩家操作机制</text:p>
      <text:p text:style-name="P13"><text:soft-page-break/><text:span text:style-name="T5">a</text:span><text:span text:style-name="T6">.</text:span>万能扳手：操作使大部分物品和机器转向放置，可以阻拦妖怪靠近。（布置车厢？妖怪自动减少生命值？）</text:p>
      <text:p text:style-name="P13"><text:span text:style-name="T5">b</text:span><text:span text:style-name="T6">.</text:span>铁手：拍打机器，使其修复。</text:p>
      <text:p text:style-name="P12"><text:span text:style-name="T5">c</text:span><text:span text:style-name="T6">.</text:span>售票剪：只有有没有剪过票的乘客才可以通行。</text:p>
      <text:p text:style-name="P12"><text:span text:style-name="T5">d</text:span><text:span text:style-name="T6">.</text:span>发牌机：将小片状物品按一定方向送出。（每一次指定方向旋转<text:span text:style-name="T7">45度？</text:span>）</text:p>
      <text:p text:style-name="P12">B.车厢操作：</text:p>
      <text:p text:style-name="P14"><text:span text:style-name="T5">a.疏散，</text:span>车厢内乘客移动到前后车厢。</text:p>
      <text:p text:style-name="P14"><text:span text:style-name="T5">b.隔篱，</text:span>禁止与其他车厢往来。</text:p>
      <text:p text:style-name="P14"><text:span text:style-name="T5">c.抛弃，</text:span>抛弃该车厢及其后的车厢。</text:p>
      <text:p text:style-name="P12"><text:span text:style-name="T4">6.</text:span>事件：</text:p>
      <text:p text:style-name="P15">车厢内<text:span text:style-name="T8">+</text:span>有物品获得：</text:p>
      <text:p text:style-name="P16">A.感染</text:p>
      <text:p text:style-name="P16">B.封印</text:p>
      <text:p text:style-name="P17">车厢内<text:span text:style-name="T8">+</text:span>无物品获得：</text:p>
      <text:p text:style-name="P15">车厢外<text:span text:style-name="T8">+</text:span>有物品获得：</text:p>
      <text:p text:style-name="P1">车厢外<text:span text:style-name="T8">+</text:span>无物品获得：</text:p>
      <text:p text:style-name="P16">A.车顶战斗（暂定）</text:p>
      <text:p text:style-name="P16">B.车厢脱落（暂定）</text:p>
      <text:p text:style-name="P16">C.沙尘暴</text:p>
      <text:p text:style-name="P18">7.金币，当乘客下站后会支付金币，按照乘坐的满意度计算。</text:p>
      <text:p text:style-name="P19">8.车厢：车厢可以升级提供更多的功能</text:p>
      <text:p text:style-name="P20">A.通用属性：</text:p>
      <text:p text:style-name="P20">a.水（产生消耗？）</text:p>
      <text:p text:style-name="P20">b.电（产生消耗？）</text:p>
      <text:p text:style-name="P20">c.客容</text:p>
      <text:p text:style-name="P19">B.动力车头：</text:p>
      <text:p text:style-name="P21">a.动力</text:p>
      <text:p text:style-name="P21">b.最大车厢数（？）</text:p>
      <text:p text:style-name="P19"><text:span text:style-name="T9">C</text:span>.基础车厢：</text:p>
      <text:p text:style-name="P22">a.供给车厢：提供水与电（煤炭？）</text:p>
      <text:p text:style-name="P22">b.储藏车厢：提供物品与机器的收纳空间，消耗水电</text:p>
      <text:p text:style-name="P19"><text:span text:style-name="T9">D</text:span>.服务车厢：</text:p>
      <text:p text:style-name="P23">a.清洁车厢：提供洗衣与客房清洁服务，消耗水电</text:p>
      <text:p text:style-name="P23">b.餐饮车厢：提供食物酒水，消耗水电（菜系？）</text:p>
      <text:p text:style-name="P24">E.妖精车厢：</text:p>
      <text:p text:style-name="P25"><text:soft-page-break/>a.客卧车厢：提供住宿，消耗水电，有以下类别：</text:p>
      <text:p text:style-name="P25"><text:tab/><text:span text:style-name="T10">1.妖精种类专属车厢</text:span></text:p>
      <text:p text:style-name="P25"><text:tab/><text:span text:style-name="T10">2.客卧车厢，位价更高</text:span></text:p>
      <text:p text:style-name="P26"><text:tab/><text:span text:style-name="T10">3.客座车厢，位价更高</text:span></text:p>
      <text:p text:style-name="P25">b.餐食车厢：提供餐食服务，消耗水电（就餐管理？）</text:p>
      <text:p text:style-name="P25">c.娱乐车厢：提供社交娱乐场所，消耗水电</text:p>
      <text:p text:style-name="P27">9.妖精，妖精有不同的种类，其中不同的种类会有不同的需求，相互也会用矛盾。通过车厢可以提供更好的环境或避免种间矛盾。</text:p>
      <text:p text:style-name="P1"/>
      <text:p text:style-name="P1">四、美学</text:p>
      <text:p text:style-name="P28"><text:span text:style-name="T2">1</text:span><text:span text:style-name="T11">.</text:span>3d场景+2d角色</text:p>
      <text:p text:style-name="P28"><text:span text:style-name="T2">2</text:span><text:span text:style-name="T11">.可爱奇幻的风格</text:span></text:p>
      <text:p text:style-name="P28"><text:span text:style-name="T2">3</text:span>.固定视角</text:p>
      <text:p text:style-name="P1"/>
      <text:p text:style-name="P1">五、技术</text:p>
      <text:p text:style-name="P1">同前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7T15:31:19.668109200</meta:creation-date>
    <dc:date>2025-03-21T20:33:45.563271000</dc:date>
    <meta:editing-duration>PT4H6M5S</meta:editing-duration>
    <meta:editing-cycles>98</meta:editing-cycles>
    <meta:generator>LibreOffice/25.2.0.3$Windows_X86_64 LibreOffice_project/e1cf4a87eb02d755bce1a01209907ea5ddc8f069</meta:generator>
    <meta:document-statistic meta:table-count="0" meta:image-count="0" meta:object-count="0" meta:page-count="3" meta:paragraph-count="72" meta:word-count="1310" meta:character-count="1375" meta:non-whitespace-character-count="1371"/>
  </office:meta>
</office:document-meta>
</file>